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right" draw:textarea-vertical-align="top" draw:auto-grow-height="false" draw:shadow="visible"/>
    </style:style>
    <style:style style:name="gr2" style:family="graphic" style:parent-style-name="standard">
      <style:graphic-properties draw:fill="solid" draw:fill-color="#e6e6e6" draw:textarea-horizontal-align="right" draw:textarea-vertical-align="bottom" draw:auto-grow-height="false" draw:shadow="visib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mall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Helvetica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family="Helvetica" style:font-family-generic="swiss" style:font-pitch="variable" fo:font-size="10pt" style:font-size-asian="10pt" style:font-size-complex="10pt"/>
    </style:style>
    <style:style style:name="T2" style:family="text">
      <style:text-properties fo:font-family="Helvetica" style:font-family-generic="swiss" style:font-pitch="variable" fo:font-size="12pt" style:font-size-asian="12pt" style:font-size-complex="12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3.175cm" svg:x="1cm" svg:y="1cm">
          <text:p text:style-name="P1">Lift Appli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5.996cm" svg:x="1cm" svg:y="4.302cm">
          <text:p text:style-name="P1"><text:span text:style-name="T1">Lift 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5cm" svg:height="0.635cm" svg:x="1cm" svg:y="10.398cm">
          <text:p text:style-name="P3"><text:span text:style-name="T2">Scala 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5cm" svg:height="0.635cm" svg:x="1cm" svg:y="11.106cm">
          <text:p text:style-name="P3"><text:span text:style-name="T2">J(2)EE Web 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95cm" svg:height="0.635cm" svg:x="1cm" svg:y="11.814cm">
          <text:p text:style-name="P3"><text:span text:style-name="T2">JV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25cm" svg:height="0.916cm" svg:x="1.635cm" svg:y="8.747cm">
          <text:p text:style-name="P1">Uti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draw:transform="rotate (1.5707963267946) translate (1.635cm 8.62cm)">
          <text:p text:style-name="P1"><text:span text:style-name="T3">Lif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921cm" svg:height="1.016cm" svg:x="3.032cm" svg:y="7.604cm">
          <text:p text:style-name="P1"><text:span text:style-name="T3">Mapper/Record</text:span></text:p>
          <text:p text:style-name="P1"><text:span text:style-name="T3">ORM 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159cm" svg:x="9.89cm" svg:y="6.461cm">
          <text:p text:style-name="P1"><text:span text:style-name="T3">Com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524cm" svg:x="9.89cm" svg:y="4.81cm">
          <text:p text:style-name="P1"><text:span text:style-name="T3">View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016cm" svg:x="6.08cm" svg:y="7.604cm">
          <text:p text:style-name="P1"><text:span text:style-name="T3">HTTP</text:span></text:p>
          <text:p text:style-name="P1"><text:span text:style-name="T3">Auth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016cm" svg:x="7.985cm" svg:y="7.604cm">
          <text:p text:style-name="P1"><text:span text:style-name="T3">JS</text:span></text:p>
          <text:p text:style-name="P1"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731cm" svg:height="1.397cm" svg:x="3.032cm" svg:y="6.08cm">
          <text:p text:style-name="P1">Lift Cor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7cm" svg:height="1.143cm" svg:x="8.366cm" svg:y="4.81cm">
          <text:p text:style-name="P1">SHtm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143cm" svg:x="7.223cm" svg:y="4.81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143cm" svg:x="5.191cm" svg:y="4.81cm">
          <text:p text:style-name="P1"><text:span text:style-name="T3">LiftS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143cm" svg:x="3.286cm" svg:y="4.81cm">
          <text:p text:style-name="P1"><text:span text:style-name="T3">LiftRul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143cm" svg:x="1.635cm" svg:y="4.81cm">
          <text:p text:style-name="P1"><text:span text:style-name="T3">SiteMa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413cm" svg:height="2.032cm" svg:x="1.254cm" svg:y="1.762cm">
          <text:p text:style-name="P1"><text:span text:style-name="T4">Application</text:span></text:p>
          <text:p text:style-name="P1"><text:span text:style-name="T4">Specific</text:span></text:p>
          <text:p text:style-name="P1"><text:span text:style-name="T4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48cm" svg:height="1.016cm" svg:x="4.302cm" svg:y="2.905cm">
          <text:p text:style-name="P5"><text:span text:style-name="T5">Boot</text:span></text:p>
          <text:p text:style-name="P5"><text:span text:style-name="T5">(Configure Lift and</text:span></text:p>
          <text:p text:style-name="P5"><text:span text:style-name="T5">Inject user functio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29cm" svg:height="1.016cm" svg:x="7.731cm" svg:y="2.905cm">
          <text:p text:style-name="P1"><text:span text:style-name="T4">Page 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48cm" svg:height="1.016cm" svg:x="4.302cm" svg:y="1.762cm">
          <text:p text:style-name="P1"><text:span text:style-name="T4">Model</text:span></text:p>
          <text:p text:style-name="P1"><text:span text:style-name="T4">(Lift OR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429cm" svg:height="1.016cm" svg:x="7.731cm" svg:y="1.762cm">
          <text:p text:style-name="P1"><text:span text:style-name="T4">Snipp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445cm" svg:y1="3.921cm" svg:x2="4.302cm" svg:y2="4.81cm">
          <text:p/>
        </draw:line>
        <draw:line draw:style-name="gr6" draw:text-style-name="P1" draw:layer="layout" svg:x1="6.08cm" svg:y1="3.921cm" svg:x2="6.08cm" svg:y2="4.81cm">
          <text:p/>
        </draw:line>
        <draw:line draw:style-name="gr6" draw:text-style-name="P1" draw:layer="layout" svg:x1="7.096cm" svg:y1="3.921cm" svg:x2="7.731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Helvetica" style:font-style-name="Norm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mall" style:family="graphic" style:parent-style-name="standard">
      <style:graphic-properties draw:fill-color="#ffffff" draw:fill-image-width="0cm" draw:fill-image-height="0cm" draw:shadow="visible" draw:shadow-offset-x="0.102cm" draw:shadow-offset-y="0.102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rek Chen-Becker</meta:initial-creator>
    <meta:creation-date>2008-12-31T08:04:01</meta:creation-date>
    <dc:date>2008-12-31T09:08:23</dc:date>
    <dc:creator>Derek Chen-Becker</dc:creator>
    <meta:editing-duration>PT00H48M15S</meta:editing-duration>
    <meta:editing-cycles>4</meta:editing-cycles>
    <meta:generator>OpenOffice.org/3.0$Unix OpenOffice.org_project/300m9$Build-9358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